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256ff"/>
    </style:style>
    <style:style style:name="P2" style:family="paragraph" style:parent-style-name="Preformatted_20_Text">
      <loext:graphic-properties draw:fill="solid" draw:fill-color="#000000"/>
      <style:paragraph-properties fo:margin-top="0cm" fo:margin-bottom="0.499cm" style:contextual-spacing="false" fo:background-color="#000000"/>
      <style:text-properties officeooo:rsid="000256ff" officeooo:paragraph-rsid="0010026f"/>
    </style:style>
    <style:style style:name="P3" style:family="paragraph" style:parent-style-name="Preformatted_20_Text">
      <loext:graphic-properties draw:fill="solid" draw:fill-color="#000000"/>
      <style:paragraph-properties fo:margin-top="0cm" fo:margin-bottom="0.499cm" style:contextual-spacing="false" fo:background-color="#000000"/>
      <style:text-properties officeooo:rsid="000256ff" officeooo:paragraph-rsid="00104333"/>
    </style:style>
    <style:style style:name="P4" style:family="paragraph" style:parent-style-name="Standard">
      <loext:graphic-properties draw:fill="solid" draw:fill-color="#ffff99" draw:opacity="100%"/>
      <style:paragraph-properties fo:text-align="center" style:justify-single-word="false" fo:background-color="#ffff99"/>
      <style:text-properties fo:font-size="16pt" fo:font-weight="bold" officeooo:rsid="000e3866" officeooo:paragraph-rsid="000e3866" style:font-size-asian="16pt" style:font-weight-asian="bold" style:font-size-complex="16pt" style:font-weight-complex="bold"/>
    </style:style>
    <style:style style:name="P5" style:family="paragraph" style:parent-style-name="Standard">
      <style:text-properties officeooo:rsid="000e3866" officeooo:paragraph-rsid="000e3866"/>
    </style:style>
    <style:style style:name="P6" style:family="paragraph" style:parent-style-name="Standard">
      <style:text-properties officeooo:rsid="0010026f" officeooo:paragraph-rsid="0010026f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0026f" officeooo:paragraph-rsid="0010026f" style:font-weight-asian="bold" style:font-weight-complex="bold"/>
    </style:style>
    <style:style style:name="P8" style:family="paragraph" style:parent-style-name="Standard">
      <loext:graphic-properties draw:fill="solid" draw:fill-color="#000000" draw:fill-image-width="0cm" draw:fill-image-height="0cm"/>
      <style:paragraph-properties fo:background-color="#000000" fo:padding="0.049cm" fo:border="0.06pt solid #000000" style:shadow="#808080 0.18cm 0.18cm"/>
      <style:text-properties style:font-name="Courier 10 Pitch" officeooo:rsid="000e3866" officeooo:paragraph-rsid="000e3866"/>
    </style:style>
    <style:style style:name="P9" style:family="paragraph" style:parent-style-name="Preformatted_20_Text">
      <loext:graphic-properties draw:fill="solid" draw:fill-color="#000000"/>
      <style:paragraph-properties fo:background-color="#000000" fo:padding="0.049cm" fo:border="0.06pt solid #000000" style:shadow="none"/>
      <style:text-properties officeooo:rsid="0008151c" officeooo:paragraph-rsid="0010026f"/>
    </style:style>
    <style:style style:name="P10" style:family="paragraph" style:parent-style-name="Preformatted_20_Text">
      <loext:graphic-properties draw:fill="solid" draw:fill-color="#000000"/>
      <style:paragraph-properties fo:margin-top="0cm" fo:margin-bottom="0.499cm" style:contextual-spacing="false" fo:background-color="#000000" fo:padding="0.049cm" fo:border="0.06pt solid #000000" style:shadow="none"/>
      <style:text-properties officeooo:rsid="0008151c" officeooo:paragraph-rsid="0010026f"/>
    </style:style>
    <style:style style:name="P11" style:family="paragraph" style:parent-style-name="Preformatted_20_Text">
      <loext:graphic-properties draw:fill="solid" draw:fill-color="#000000"/>
      <style:paragraph-properties fo:background-color="#000000" fo:padding="0.049cm" fo:border="0.06pt solid #000000" style:shadow="none"/>
      <style:text-properties officeooo:paragraph-rsid="0010026f"/>
    </style:style>
    <style:style style:name="P12" style:family="paragraph" style:parent-style-name="Preformatted_20_Text">
      <loext:graphic-properties draw:fill="solid" draw:fill-color="#000000"/>
      <style:paragraph-properties fo:margin-top="0cm" fo:margin-bottom="0.499cm" style:contextual-spacing="false" fo:background-color="#000000" fo:padding="0.049cm" fo:border="0.06pt solid #000000" style:shadow="none"/>
      <style:text-properties officeooo:paragraph-rsid="0010026f"/>
    </style:style>
    <style:style style:name="P13" style:family="paragraph" style:parent-style-name="Preformatted_20_Text">
      <loext:graphic-properties draw:fill="solid" draw:fill-color="#000000"/>
      <style:paragraph-properties fo:margin-top="0cm" fo:margin-bottom="0.499cm" style:contextual-spacing="false" fo:background-color="#000000" style:shadow="none"/>
      <style:text-properties officeooo:paragraph-rsid="0010026f"/>
    </style:style>
    <style:style style:name="P14" style:family="paragraph" style:parent-style-name="Preformatted_20_Text">
      <loext:graphic-properties draw:fill="solid" draw:fill-color="#000000"/>
      <style:paragraph-properties fo:margin-top="0cm" fo:margin-bottom="0.499cm" style:contextual-spacing="false" fo:background-color="#000000" fo:padding="0.049cm" fo:border="0.06pt solid #000000" style:shadow="none"/>
      <style:text-properties officeooo:paragraph-rsid="00104333"/>
    </style:style>
    <style:style style:name="P15" style:family="paragraph" style:parent-style-name="Preformatted_20_Text" style:list-style-name="L2">
      <style:paragraph-properties fo:margin-top="0cm" fo:margin-bottom="0.499cm" style:contextual-spacing="false"/>
      <style:text-properties style:font-name="Liberation Sans" officeooo:rsid="0010026f" officeooo:paragraph-rsid="0010026f"/>
    </style:style>
    <style:style style:name="P16" style:family="paragraph" style:parent-style-name="Preformatted_20_Text" style:list-style-name="L2">
      <style:paragraph-properties fo:margin-top="0cm" fo:margin-bottom="0.499cm" style:contextual-spacing="false"/>
      <style:text-properties style:font-name="Liberation Sans" officeooo:rsid="0010026f" officeooo:paragraph-rsid="00104333"/>
    </style:style>
    <style:style style:name="P17" style:family="paragraph" style:parent-style-name="Standard" style:list-style-name="L1">
      <style:text-properties officeooo:rsid="000e3866" officeooo:paragraph-rsid="000e3866"/>
    </style:style>
    <style:style style:name="P18" style:family="paragraph" style:parent-style-name="Standard" style:list-style-name="L1">
      <style:text-properties officeooo:rsid="000e3866" officeooo:paragraph-rsid="001112bf"/>
    </style:style>
    <style:style style:name="P19" style:family="paragraph" style:parent-style-name="Standard" style:list-style-name="L1">
      <style:text-properties officeooo:rsid="000e92d4" officeooo:paragraph-rsid="000e92d4"/>
    </style:style>
    <style:style style:name="P20" style:family="paragraph" style:parent-style-name="Standard" style:list-style-name="L2">
      <style:text-properties officeooo:paragraph-rsid="0010026f"/>
    </style:style>
    <style:style style:name="P21" style:family="paragraph" style:parent-style-name="Standard" style:list-style-name="L2">
      <style:text-properties officeooo:rsid="0010026f" officeooo:paragraph-rsid="0010026f"/>
    </style:style>
    <style:style style:name="P22" style:family="paragraph" style:parent-style-name="Standard" style:list-style-name="L1">
      <style:text-properties officeooo:rsid="001112bf" officeooo:paragraph-rsid="001112bf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08151c" fo:background-color="#ffff00" loext:char-shading-value="0"/>
    </style:style>
    <style:style style:name="T3" style:family="text">
      <style:text-properties officeooo:rsid="0008b4c9" fo:background-color="#ffff00" loext:char-shading-value="0"/>
    </style:style>
    <style:style style:name="T4" style:family="text">
      <style:text-properties officeooo:rsid="001112bf" fo:background-color="#ffff00" loext:char-shading-value="0"/>
    </style:style>
    <style:style style:name="T5" style:family="text">
      <style:text-properties officeooo:rsid="0008151c"/>
    </style:style>
    <style:style style:name="T6" style:family="text">
      <style:text-properties officeooo:rsid="000b3d52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10026f" fo:background-color="transparent" loext:char-shading-value="0"/>
    </style:style>
    <style:style style:name="T9" style:family="text">
      <style:text-properties officeooo:rsid="0008b4c9" fo:background-color="transparent" loext:char-shading-value="0"/>
    </style:style>
    <style:style style:name="T10" style:family="text">
      <style:text-properties officeooo:rsid="001112bf" fo:background-color="transparent" loext:char-shading-value="0"/>
    </style:style>
    <style:style style:name="T11" style:family="text">
      <style:text-properties officeooo:rsid="001112bf" fo:background-color="transparent" loext:char-shading-value="0"/>
    </style:style>
    <style:style style:name="T12" style:family="text">
      <style:text-properties officeooo:rsid="00104333"/>
    </style:style>
    <style:style style:name="T13" style:family="text">
      <style:text-properties officeooo:rsid="001112b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">Mise en place d'une passerelle</text:p>
      <text:p text:style-name="P5"/>
      <text:p text:style-name="P5">Soit le script suivant nommé <text:span text:style-name="T1">setPasserelle.sh</text:span></text:p>
      <text:p text:style-name="P8">#!/bin/bash</text:p>
      <text:p text:style-name="P8">echo 1 &gt; /proc/sys/net/ipv4/ip_forward</text:p>
      <text:p text:style-name="P8">iptables -F</text:p>
      <text:p text:style-name="P8">iptables -t nat -F</text:p>
      <text:p text:style-name="P8">iptables -t mangle -F</text:p>
      <text:p text:style-name="P8">iptables -t nat -A POSTROUTING -o en<text:span text:style-name="T13">o1</text:span> -j MASQUERADE</text:p>
      <text:p text:style-name="P8">iptables -A FORWARD -i en<text:span text:style-name="T13">o2</text:span> -j ACCEPT</text:p>
      <text:p text:style-name="P5"/>
      <text:list text:style-name="L1">
        <text:list-item>
          <text:p text:style-name="P17">Quelles tables sont affectées?</text:p>
        </text:list-item>
        <text:list-item>
          <text:p text:style-name="P19">Quel est le rôle des tables utilisées?</text:p>
        </text:list-item>
        <text:list-item>
          <text:p text:style-name="P22">Que fait ce script ?</text:p>
        </text:list-item>
        <text:list-item>
          <text:p text:style-name="P17">Quelle interface doit se trouvé côté "internet"<text:span text:style-name="T13"> </text:span>?<text:span text:style-name="T13"> Dans votre architecture, comment se nomme cette interface ?</text:span></text:p>
        </text:list-item>
        <text:list-item>
          <text:p text:style-name="P18">Quelle interface doit se trouvé côté "reseau local"<text:span text:style-name="T13"> </text:span>?<text:span text:style-name="T13"> Dans votre architecture, comment se nomme cette interface ?</text:span></text:p>
        </text:list-item>
      </text:list>
      <text:p text:style-name="P6"/>
      <text:p text:style-name="P7">Procédure pour que la passerelle soit lancée au démarrage du système:</text:p>
      <text:list text:style-name="L2">
        <text:list-item>
          <text:p text:style-name="P21"><text:span text:style-name="T7">Créez le script </text:span><text:span text:style-name="T1">setPasserelle.sh</text:span><text:span text:style-name="T7"> dans le répertoire </text:span><text:span text:style-name="T1">/root/</text:span><text:span text:style-name="T4"> </text:span><text:span text:style-name="T11">en modifiant les noms d'interface afin de fonctionner avec votre architecture.</text:span></text:p>
        </text:list-item>
        <text:list-item>
          <text:p text:style-name="P20"><text:span text:style-name="T8">Créez le fichier </text:span><text:span text:style-name="T2">/</text:span><text:span text:style-name="T3">lib/systemd/system/setPasserelle.service</text:span><text:span text:style-name="T9"> en mettant le contenu ci-dessous:</text:span></text:p>
        </text:list-item>
      </text:list>
      <text:p text:style-name="P9">[Unit]</text:p>
      <text:p text:style-name="P11">After=network-online.target</text:p>
      <text:p text:style-name="P11"/>
      <text:p text:style-name="P11">[Service]</text:p>
      <text:p text:style-name="P11">ExecStart=/<text:span text:style-name="T5">root/setPasserelle</text:span>.sh</text:p>
      <text:p text:style-name="P11"/>
      <text:p text:style-name="P11">[Install]</text:p>
      <text:p text:style-name="P12">WantedBy=default.target</text:p>
      <text:p text:style-name="P10">Alias=setPasserelle.service</text:p>
      <text:list text:continue-numbering="true" text:style-name="L2">
        <text:list-item>
          <text:p text:style-name="P15">Changez les persmissions:</text:p>
        </text:list-item>
      </text:list>
      <text:p text:style-name="P14">chmod <text:span text:style-name="T12">777</text:span> /<text:span text:style-name="T12">root</text:span>/<text:span text:style-name="T5">setPasserelle</text:span>.<text:span text:style-name="T12">sh</text:span></text:p>
      <text:p text:style-name="P12">chmod 664 /<text:span text:style-name="T6">lib</text:span>/systemd/system/<text:span text:style-name="T5">setPasserelle</text:span>.service</text:p>
      <text:list text:continue-numbering="true" text:style-name="L2">
        <text:list-item>
          <text:p text:style-name="P15">Relancez les services:</text:p>
        </text:list-item>
      </text:list>
      <text:p text:style-name="P13">systemctl daemon-reload</text:p>
      <text:list text:continue-numbering="true" text:style-name="L2">
        <text:list-item>
          <text:p text:style-name="P15">Autorisez le service:</text:p>
        </text:list-item>
      </text:list>
      <text:p text:style-name="P2">systemctl enable <text:span text:style-name="T5">setPasserelle</text:span>.service</text:p>
      <text:list text:continue-numbering="true" text:style-name="L2">
        <text:list-item>
          <text:p text:style-name="P16"><text:span text:style-name="T12">Lancer</text:span> le service:</text:p>
        </text:list-item>
      </text:list>
      <text:p text:style-name="P3">systemctl <text:span text:style-name="T12">start</text:span> <text:span text:style-name="T5">setPasserell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9T08:37:16.244218149</meta:creation-date>
    <dc:date>2024-09-06T12:46:53.071572221</dc:date>
    <meta:editing-duration>PT58M23S</meta:editing-duration>
    <meta:editing-cycles>14</meta:editing-cycles>
    <meta:generator>LibreOffice/24.2.5.2$Linux_X86_64 LibreOffice_project/420$Build-2</meta:generator>
    <dc:creator>Didier BERNARD</dc:creator>
    <meta:document-statistic meta:table-count="0" meta:image-count="0" meta:object-count="0" meta:page-count="1" meta:paragraph-count="33" meta:word-count="176" meta:character-count="1285" meta:non-whitespace-character-count="1153"/>
  </office:meta>
</office:document-meta>
</file>